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 style:list-style-name="L1">
      <style:text-properties officeooo:rsid="00079cf0" officeooo:paragraph-rsid="00079cf0"/>
    </style:style>
    <style:style style:name="P3" style:family="paragraph" style:parent-style-name="Standard" style:list-style-name="L2">
      <style:text-properties officeooo:rsid="00079cf0" officeooo:paragraph-rsid="00079cf0"/>
    </style:style>
    <style:style style:name="P4" style:family="paragraph" style:parent-style-name="Standard" style:list-style-name="L2">
      <style:text-properties officeooo:rsid="00079cf0" officeooo:paragraph-rsid="000cacf9"/>
    </style:style>
    <style:style style:name="P5" style:family="paragraph" style:parent-style-name="Standard" style:list-style-name="L1">
      <style:text-properties fo:color="#2a6099" officeooo:rsid="000b1b4e" officeooo:paragraph-rsid="000b1b4e"/>
    </style:style>
    <style:style style:name="P6" style:family="paragraph" style:parent-style-name="Standard" style:list-style-name="L1">
      <style:text-properties fo:color="#2a6099" style:font-name="Liberation Serif" fo:font-size="12pt" officeooo:paragraph-rsid="000b1b4e" style:font-size-asian="12pt" style:font-size-complex="12pt"/>
    </style:style>
    <style:style style:name="P7" style:family="paragraph" style:parent-style-name="Standard" style:list-style-name="L1">
      <style:text-properties fo:color="#2a6099" officeooo:rsid="000cacf9" officeooo:paragraph-rsid="000cacf9"/>
    </style:style>
    <style:style style:name="P8" style:family="paragraph" style:parent-style-name="Standard" style:list-style-name="L2">
      <style:text-properties fo:color="#2a6099" officeooo:rsid="000cacf9" officeooo:paragraph-rsid="000cacf9"/>
    </style:style>
    <style:style style:name="P9" style:family="paragraph" style:parent-style-name="Standard" style:list-style-name="L2">
      <style:text-properties fo:color="#2a6099" fo:font-style="normal" officeooo:rsid="000cacf9" officeooo:paragraph-rsid="00079cf0" style:font-style-asian="normal" style:font-style-complex="normal"/>
    </style:style>
    <style:style style:name="P10" style:family="paragraph" style:parent-style-name="Standard" style:list-style-name="L2">
      <style:text-properties fo:color="#2a6099" fo:font-style="normal" officeooo:rsid="000cacf9" officeooo:paragraph-rsid="000cacf9" style:font-style-asian="normal" style:font-style-complex="normal"/>
    </style:style>
    <style:style style:name="P11" style:family="paragraph" style:parent-style-name="Standard" style:list-style-name="L2">
      <style:text-properties fo:color="#2a6099" fo:font-style="normal" officeooo:rsid="000dbe92" officeooo:paragraph-rsid="000dbe92" style:font-style-asian="normal" style:font-style-complex="normal"/>
    </style:style>
    <style:style style:name="P12" style:family="paragraph" style:parent-style-name="Standard" style:list-style-name="L2">
      <style:text-properties fo:color="#2a6099" fo:font-style="normal" officeooo:rsid="0010380a" officeooo:paragraph-rsid="0010380a" style:font-style-asian="normal" style:font-style-complex="normal"/>
    </style:style>
    <style:style style:name="P13" style:family="paragraph" style:parent-style-name="Standard" style:list-style-name="L2">
      <style:text-properties fo:color="#2a6099" fo:font-style="normal" officeooo:rsid="0010d23d" officeooo:paragraph-rsid="0010d23d" style:font-style-asian="normal" style:font-style-complex="normal"/>
    </style:style>
    <style:style style:name="P14" style:family="paragraph" style:parent-style-name="Standard" style:list-style-name="L2">
      <style:text-properties fo:color="#2a6099" officeooo:rsid="00079cf0" officeooo:paragraph-rsid="000cacf9"/>
    </style:style>
    <style:style style:name="P15" style:family="paragraph" style:parent-style-name="Standard" style:list-style-name="L2">
      <style:text-properties officeooo:rsid="00099bb2" officeooo:paragraph-rsid="00099bb2"/>
    </style:style>
    <style:style style:name="P16" style:family="paragraph" style:parent-style-name="Standard" style:list-style-name="L2">
      <style:text-properties officeooo:rsid="00099bb2" officeooo:paragraph-rsid="000b15ff"/>
    </style:style>
    <style:style style:name="P17" style:family="paragraph" style:parent-style-name="Standard" style:list-style-name="L2">
      <style:text-properties fo:font-style="normal" officeooo:rsid="00099bb2" officeooo:paragraph-rsid="00099bb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15ff" style:font-style-asian="normal" style:font-style-complex="normal"/>
    </style:style>
    <style:style style:name="T4" style:family="text">
      <style:text-properties officeooo:rsid="000b1b4e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0cacf9"/>
    </style:style>
    <style:style style:name="T7" style:family="text">
      <style:text-properties officeooo:rsid="0010380a"/>
    </style:style>
    <style:style style:name="T8" style:family="text">
      <style:text-properties officeooo:rsid="0010d2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</text:p>
      <text:p text:style-name="P1"/>
      <text:p text:style-name="P1">Práctica 5.1</text:p>
      <text:p text:style-name="P1"/>
      <text:list xml:id="list4157325394" text:style-name="L1">
        <text:list-item>
          <text:p text:style-name="P2">Comando de instalación de Apache.</text:p>
          <text:p text:style-name="P5">sudo apt install apache2</text:p>
        </text:list-item>
        <text:list-item>
          <text:p text:style-name="P2">¿Qué usuarios y grupo se crean por defecto en la instalación?</text:p>
          <text:p text:style-name="P5">www-data:www-data</text:p>
        </text:list-item>
        <text:list-item>
          <text:p text:style-name="P2">¿Qué hace el comando ps -ef | grep apache2? Explica qué muestra el comando ps, qué hacen las opciones e y f, qué hace la tubería y qué hace el comando grep apache2.</text:p>
          <text:p text:style-name="P5">ps → ver los procesos activos</text:p>
          <text:p text:style-name="P5">-e → muestra el entorno despues del comando</text:p>
          <text:p text:style-name="P5">-f → full format</text:p>
          <text:p text:style-name="P5">| → pasa el resultado de ps -ef al comando a la derecha</text:p>
          <text:p text:style-name="P5">grep apache2 → busca de la lista que le llega cualquier texto que sea apache2</text:p>
        </text:list-item>
        <text:list-item>
          <text:p text:style-name="P2">¿Qué hace el comando netstat -ltn? Explica cada una de sus opciones.</text:p>
          <text:p text:style-name="P6"><text:span text:style-name="T4">netstat → </text:span><text:span text:style-name="T5">muestra un listado de las conexiones activas de una computadora, tanto entrantes como salientes</text:span> </text:p>
          <text:p text:style-name="P5">-l →muestra los zócalos a la escucha</text:p>
          <text:p text:style-name="P5">-t → socket tcp</text:p>
          <text:p text:style-name="P5">-n → no se resuelven nombre, se mantiene las ips</text:p>
        </text:list-item>
        <text:list-item>
          <text:p text:style-name="P2">¿Qué hace el comando ls /var?¿y el comando ls -l /var?</text:p>
          <text:p text:style-name="P5">ls /var → Lista el directorio var</text:p>
          <text:p text:style-name="P5">ls -l /var → lista el directorio en formato largo</text:p>
        </text:list-item>
        <text:list-item>
          <text:p text:style-name="P2">¿En qué directorio está la página web que muestra por defecto apache? ¿Qué nombre tiene esta página?</text:p>
          <text:p text:style-name="P7">directorio → /var/www/html</text:p>
          <text:p text:style-name="P7">nombre → index.html</text:p>
        </text:list-item>
      </text:list>
      <text:p text:style-name="P1"/>
      <text:p text:style-name="P1">Práctica 5.3</text:p>
      <text:list xml:id="list3117790231" text:style-name="L2">
        <text:list-item>
          <text:p text:style-name="P3">¿En qué directorio están los archivos de configuración de Apache?</text:p>
          <text:p text:style-name="P9">/etc/apache2</text:p>
        </text:list-item>
        <text:list-item>
          <text:p text:style-name="P15">Respecto al servidor virtual por defecto, Explica qué contienen los directorios /<text:span text:style-name="T1">etc/</text:span><text:span text:style-name="T2">apache2/sites-available y el directorio /</text:span><text:span text:style-name="T1">etc/</text:span><text:span text:style-name="T2">apache2/sites-enabled</text:span></text:p>
          <text:p text:style-name="P10">el direct<text:span text:style-name="T7">o</text:span>r<text:span text:style-name="T7">i</text:span>o enabled contiene enlaces simbolicos del directorio available</text:p>
          <text:p text:style-name="P12">que contiene la configuración de diferentes sitios virtuales</text:p>
        </text:list-item>
        <text:list-item>
          <text:p text:style-name="P3">Respecto al archivo apache2.conf, </text:p>
          <text:list>
            <text:list-item>
              <text:p text:style-name="P3">¿Qué hace la directiva Include?</text:p>
              <text:p text:style-name="P8">Incluir otros ficheros, de normal de configuración</text:p>
            </text:list-item>
            <text:list-item>
              <text:p text:style-name="P3">¿Qué hace la directiva ServerRoot?</text:p>
              <text:p text:style-name="P8">Define el directorio de la <text:span text:style-name="T7">instalacion</text:span> de apache</text:p>
            </text:list-item>
            <text:list-item>
              <text:p text:style-name="P3">¿Qué hace la directiva User y Group?</text:p>
              <text:p text:style-name="P8">Indica el usuario y grupo con permisos para apache</text:p>
            </text:list-item>
            <text:list-item>
              <text:p text:style-name="P3">¿Qué hace la directiva Timeout?</text:p>
              <text:p text:style-name="P8">Es el tiempo <text:span text:style-name="T8">en segundos</text:span> de espera de apache</text:p>
            </text:list-item>
            <text:list-item>
              <text:p text:style-name="P3">¿Qué hace la directiva Keepalive?</text:p>
              <text:p text:style-name="P8">Mantiene viva la misma sesión</text:p>
            </text:list-item>
            <text:list-item>
              <text:p text:style-name="P4">¿Qué hace la directiva ErrorLog?</text:p>
              <text:p text:style-name="P8">Define el directorio y nombre del fichero de errores</text:p>
            </text:list-item>
            <text:list-item>
              <text:p text:style-name="P4">¿Cual es el fichero de errores?</text:p>
              <text:p text:style-name="P14">/<text:span text:style-name="T6">var</text:span>/<text:span text:style-name="T6">log/apache2/error.log</text:span></text:p>
            </text:list-item>
          </text:list>
        </text:list-item>
        <text:list-item>
          <text:p text:style-name="P15">Respecto al archivo ports.conf</text:p>
          <text:list>
            <text:list-item>
              <text:p text:style-name="P15"><text:soft-page-break/>¿Qué contiene?</text:p>
              <text:p text:style-name="P8">Define los puertos de escucha de apache</text:p>
            </text:list-item>
            <text:list-item>
              <text:p text:style-name="P15">¿Qué hace la directiva Listen?</text:p>
              <text:p text:style-name="P8">Es el puerto por el que escucha apache</text:p>
            </text:list-item>
          </text:list>
        </text:list-item>
        <text:list-item>
          <text:p text:style-name="P15">Respecto al contenido de /<text:span text:style-name="T1">etc/</text:span><text:span text:style-name="T2">apache2/sites-available/000-default.conf</text:span></text:p>
          <text:list>
            <text:list-item>
              <text:p text:style-name="P17">¿Qué hace la directiva &lt;VirtualHost *:80&gt;</text:p>
              <text:p text:style-name="P10">Define unas reglas en el puerto 80 para un sitio virtual</text:p>
            </text:list-item>
            <text:list-item>
              <text:p text:style-name="P17">Qué se define dentro de las etiquetas &lt;VirtualHost&gt; …. &lt;/VirtualHost&gt;</text:p>
              <text:p text:style-name="P10">* El lugar donde se encuentra el sitio publico y donde poder dejar las paginas webs</text:p>
              <text:p text:style-name="P10">* Los nombres y directorios de los ficheros de log</text:p>
              <text:p text:style-name="P10">* Un correo de contacto del administrador</text:p>
              <text:p text:style-name="P13">(El comportamiento del servidor virtual por defecto)</text:p>
            </text:list-item>
            <text:list-item>
              <text:p text:style-name="P15"><text:span text:style-name="T2">¿Qué significa DocumentRoot /</text:span><text:span text:style-name="T1">var/</text:span><text:span text:style-name="T2">www/html?</text:span></text:p>
              <text:p text:style-name="P10">El lugar donde se encuentra el sitio publico y donde poder dejar las paginas webs</text:p>
            </text:list-item>
          </text:list>
        </text:list-item>
        <text:list-item>
          <text:p text:style-name="P15">Respecto al contenido de /<text:span text:style-name="T1">etc/</text:span><text:span text:style-name="T2">apache2/apache</text:span><text:span text:style-name="T3">2</text:span><text:span text:style-name="T2">.conf</text:span></text:p>
          <text:list>
            <text:list-item>
              <text:p text:style-name="P17">¿Qué hace la directiva &lt;Directory /var/www&gt; …. &lt;/Directory&gt;</text:p>
              <text:p text:style-name="P11">crea un sitio public en la ruta que le indiques (/var/www)</text:p>
            </text:list-item>
            <text:list-item>
              <text:p text:style-name="P16"><text:span text:style-name="T2">Explica cada </text:span><text:span text:style-name="T3">directiva que está dentro de </text:span><text:span text:style-name="T2">&lt;Directory /var/www&gt; …. &lt;/Directory&gt;</text:span></text:p>
              <text:p text:style-name="P11">AllowOverride none→ no permite sobreescribir el contenido</text:p>
              <text:p text:style-name="P11">Require all granted → puede acceder cualquiera</text:p>
              <text:p text:style-name="P11">Options Indexes FollowSymLinks → (indexes) muestra una lista de ficheros o directorios si no hay pagina web, (FollowSymLinks) si el directorio es un enlace simbolico lo sigue y acce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23T18:12:17.722000000</dc:date>
    <meta:editing-duration>PT25M4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66" meta:word-count="562" meta:character-count="3380" meta:non-whitespace-character-count="2888"/>
  </office:meta>
</office:document-meta>
</file>